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rgeJava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Y4( ObjectM2 y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O3( List &lt; ObjectQ1 &gt; o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K1( ObjectI k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P2( int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U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X4( ObjectM2 x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I2( int i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D1( List &lt; ObjectF &gt; d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V2( int v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K( String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B(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V4( List &lt; ObjectL2 &gt; v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J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D2( List &lt; ObjectW &gt; 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is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S2( int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E4( ObjectB2 e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J4( ObjectG2 j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W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U2( int u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N2( int 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X1( List &lt; ObjectR &gt; x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V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C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C4( ObjectZ1 c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Q2( long q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T1( ObjectO 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Q1( int q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C2( ObjectV c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M1( List &lt; ObjectJ &gt; 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E1( List &lt; ObjectG &gt; 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E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Q4( int q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Q( long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A1( List &lt; ObjectD &gt; a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A2( ObjectT a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B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Z2( ObjectF1 z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W1( List &lt; Integer &gt; w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rgeJavaBean.setZ4( List &lt; ObjectN2 &gt; z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B1( List &lt; ObjectE &gt; b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B4( List &lt; ObjectY1 &gt; b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J2( ObjectA1 j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R3( List &lt; ObjectT1 &gt; 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V1( List &lt; ObjectQ &gt; v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G1( long 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M4( int m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B2( List &lt; ObjectU &gt; b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M3( List &lt; ObjectO1 &gt; m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F1( lo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O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H2( ObjectZ h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S( lo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W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I4( ObjectF2 i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O2( ObjectD1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O( String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B5( boolean [ ] b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T2( int 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Z1( List &lt; ObjectS &gt; z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B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H( ObjectA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N1( ObjectL 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P4( int p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Z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Z( List &lt; ObjectC &gt; 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S4( List &lt; String &gt; s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N4( ObjectJ2 n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T( lo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Q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F2( ObjectX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C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X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S1( long [ ]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4( ObjectI2 l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V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J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P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G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Y3( List &lt; Integer &gt; y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A3( List &lt; Integer &gt; a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isU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H3( ObjectK1 h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K3( ObjectN1 k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Y2( List &lt; ObjectE1 &gt; 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B3( List &lt; ObjectG1 &gt; b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E3( List &lt; CommonObject &gt; e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1( List &lt; Integer &gt; l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K2( List &lt; CommonObject2 &gt; k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G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F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E2( List &lt; ObjectW &gt; 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Z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V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A(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Y1( List &lt; Integer &gt; y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W4( int w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2( ObjectB1 l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G( String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G2( ObjectY 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B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R( long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C3( List &lt; Integer &gt; c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A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A5( List &lt; CommonObject &gt; a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U1( ObjectP u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A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D4( List &lt; ObjectA2 &gt; d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B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G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R4( List &lt; Integer &gt; 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M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D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S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O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K4( ObjectH2 k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U4( boolean u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Q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J1( List &lt; Integer &gt; j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T4( int t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W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U3( List &lt; Integer &gt; u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C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R1( long 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Z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H4( List &lt; ObjectE2 &gt; h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G4( List &lt; ObjectD2 &gt; g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X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U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P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X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I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Q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D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W( in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H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V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Q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Te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S3( List &lt; ObjectU1 &gt; s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3( List &lt; CommonObject &gt; l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B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I3( ObjectL1 i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X3( List &lt; ObjectX1 &gt; x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N3( ObjectP1 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( Stri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K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R2( long 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F3( ObjectI1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P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H1( List &lt; ObjectH &gt; h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C5( ObjectO2 c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O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F4( List &lt; ObjectC2 &gt;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J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Y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M2( List &lt; ObjectC1 &gt; 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W3( ObjectW1 w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V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C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I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A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A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K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D3( ObjectH1 d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P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X2( List &lt; ObjectE1 &gt; x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Z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J3( ObjectM1 j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C1( List &lt; CommonObject &gt; c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X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V3( int v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G3( ObjectJ1 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R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N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O4( List &lt; ObjectK2 &gt; o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C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P1( ObjectN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K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H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U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X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P3( ObjectR1 p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K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I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A4( int a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Y( boolean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W2( int 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S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M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M( ObjectB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T3( ObjectV1 t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Z3( List &lt; Integer &gt; z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P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O1( List &lt; ObjectM &gt; o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J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U( lo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Q3( ObjectS1 q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W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A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R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